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5.905cm" svg:y="29.85cm">
            <draw:object draw:notify-on-update-of-ranges="Sheet1.F1:Sheet1.F87 Sheet1.G1:Sheet1.G87 Sheet1.B1:Sheet1.B87 Sheet1.C1:Sheet1.C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318.026">
            <text:p>318.026</text:p>
          </table:table-cell>
          <table:table-cell office:value-type="float" office:value="-120.374">
            <text:p>-120.374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2.509">
            <text:p>542.509</text:p>
          </table:table-cell>
          <table:table-cell office:value-type="float" office:value="-328.607">
            <text:p>-328.607</text:p>
          </table:table-cell>
          <table:table-cell/>
          <table:table-cell office:value-type="float" office:value="1">
            <text:p>1</text:p>
          </table:table-cell>
          <table:table-cell office:value-type="float" office:value="47.6523">
            <text:p>47.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965">
            <text:p>357.965</text:p>
          </table:table-cell>
          <table:table-cell office:value-type="float" office:value="-118.63">
            <text:p>-118.63</text:p>
          </table:table-cell>
          <table:table-cell/>
          <table:table-cell office:value-type="float" office:value="2">
            <text:p>2</text:p>
          </table:table-cell>
          <table:table-cell office:value-type="float" office:value="62.5952">
            <text:p>62.5952</text:p>
          </table:table-cell>
          <table:table-cell office:value-type="float" office:value="1.30734">
            <text:p>1.307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2.962">
            <text:p>382.962</text:p>
          </table:table-cell>
          <table:table-cell office:value-type="float" office:value="-118.194">
            <text:p>-118.194</text:p>
          </table:table-cell>
          <table:table-cell/>
          <table:table-cell office:value-type="float" office:value="3">
            <text:p>3</text:p>
          </table:table-cell>
          <table:table-cell office:value-type="float" office:value="87.5914">
            <text:p>87.5914</text:p>
          </table:table-cell>
          <table:table-cell office:value-type="float" office:value="1.74365">
            <text:p>1.743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8.958">
            <text:p>408.958</text:p>
          </table:table-cell>
          <table:table-cell office:value-type="float" office:value="-117.74">
            <text:p>-117.74</text:p>
          </table:table-cell>
          <table:table-cell/>
          <table:table-cell office:value-type="float" office:value="4">
            <text:p>4</text:p>
          </table:table-cell>
          <table:table-cell office:value-type="float" office:value="112.588">
            <text:p>112.588</text:p>
          </table:table-cell>
          <table:table-cell office:value-type="float" office:value="2.17996">
            <text:p>2.179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5.954">
            <text:p>435.954</text:p>
          </table:table-cell>
          <table:table-cell office:value-type="float" office:value="-117.269">
            <text:p>-117.269</text:p>
          </table:table-cell>
          <table:table-cell/>
          <table:table-cell office:value-type="float" office:value="5">
            <text:p>5</text:p>
          </table:table-cell>
          <table:table-cell office:value-type="float" office:value="138.584">
            <text:p>138.584</text:p>
          </table:table-cell>
          <table:table-cell office:value-type="float" office:value="2.63372">
            <text:p>2.633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1.95">
            <text:p>461.95</text:p>
          </table:table-cell>
          <table:table-cell office:value-type="float" office:value="-116.815">
            <text:p>-116.815</text:p>
          </table:table-cell>
          <table:table-cell/>
          <table:table-cell office:value-type="float" office:value="6">
            <text:p>6</text:p>
          </table:table-cell>
          <table:table-cell office:value-type="float" office:value="165.58">
            <text:p>165.58</text:p>
          </table:table-cell>
          <table:table-cell office:value-type="float" office:value="3.10493">
            <text:p>3.104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8.946">
            <text:p>488.946</text:p>
          </table:table-cell>
          <table:table-cell office:value-type="float" office:value="-116.344">
            <text:p>-116.344</text:p>
          </table:table-cell>
          <table:table-cell/>
          <table:table-cell office:value-type="float" office:value="7">
            <text:p>7</text:p>
          </table:table-cell>
          <table:table-cell office:value-type="float" office:value="191.576">
            <text:p>191.576</text:p>
          </table:table-cell>
          <table:table-cell office:value-type="float" office:value="3.5587">
            <text:p>3.55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4.942">
            <text:p>514.942</text:p>
          </table:table-cell>
          <table:table-cell office:value-type="float" office:value="-115.89">
            <text:p>-115.89</text:p>
          </table:table-cell>
          <table:table-cell/>
          <table:table-cell office:value-type="float" office:value="8">
            <text:p>8</text:p>
          </table:table-cell>
          <table:table-cell office:value-type="float" office:value="218.571">
            <text:p>218.571</text:p>
          </table:table-cell>
          <table:table-cell office:value-type="float" office:value="4.02991">
            <text:p>4.029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1.937">
            <text:p>541.937</text:p>
          </table:table-cell>
          <table:table-cell office:value-type="float" office:value="-115.419">
            <text:p>-115.419</text:p>
          </table:table-cell>
          <table:table-cell/>
          <table:table-cell office:value-type="float" office:value="9">
            <text:p>9</text:p>
          </table:table-cell>
          <table:table-cell office:value-type="float" office:value="244.568">
            <text:p>244.568</text:p>
          </table:table-cell>
          <table:table-cell office:value-type="float" office:value="4.48367">
            <text:p>4.483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8.933">
            <text:p>568.933</text:p>
          </table:table-cell>
          <table:table-cell office:value-type="float" office:value="-114.948">
            <text:p>-114.948</text:p>
          </table:table-cell>
          <table:table-cell/>
          <table:table-cell office:value-type="float" office:value="10">
            <text:p>10</text:p>
          </table:table-cell>
          <table:table-cell office:value-type="float" office:value="271.563">
            <text:p>271.563</text:p>
          </table:table-cell>
          <table:table-cell office:value-type="float" office:value="4.95489">
            <text:p>4.9548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4.929">
            <text:p>594.929</text:p>
          </table:table-cell>
          <table:table-cell office:value-type="float" office:value="-114.494">
            <text:p>-114.494</text:p>
          </table:table-cell>
          <table:table-cell/>
          <table:table-cell office:value-type="float" office:value="11">
            <text:p>11</text:p>
          </table:table-cell>
          <table:table-cell office:value-type="float" office:value="298.559">
            <text:p>298.559</text:p>
          </table:table-cell>
          <table:table-cell office:value-type="float" office:value="5.4261">
            <text:p>5.426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0.925">
            <text:p>620.925</text:p>
          </table:table-cell>
          <table:table-cell office:value-type="float" office:value="-114.04">
            <text:p>-114.04</text:p>
          </table:table-cell>
          <table:table-cell/>
          <table:table-cell office:value-type="float" office:value="12">
            <text:p>12</text:p>
          </table:table-cell>
          <table:table-cell office:value-type="float" office:value="324.555">
            <text:p>324.555</text:p>
          </table:table-cell>
          <table:table-cell office:value-type="float" office:value="5.87987">
            <text:p>5.879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7.921">
            <text:p>647.921</text:p>
          </table:table-cell>
          <table:table-cell office:value-type="float" office:value="-113.569">
            <text:p>-113.569</text:p>
          </table:table-cell>
          <table:table-cell/>
          <table:table-cell office:value-type="float" office:value="13">
            <text:p>13</text:p>
          </table:table-cell>
          <table:table-cell office:value-type="float" office:value="350.551">
            <text:p>350.551</text:p>
          </table:table-cell>
          <table:table-cell office:value-type="float" office:value="6.33363">
            <text:p>6.333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67.542">
            <text:p>767.542</text:p>
          </table:table-cell>
          <table:table-cell office:value-type="float" office:value="-206.74">
            <text:p>-206.74</text:p>
          </table:table-cell>
          <table:table-cell/>
          <table:table-cell office:value-type="float" office:value="14">
            <text:p>14</text:p>
          </table:table-cell>
          <table:table-cell office:value-type="float" office:value="377.547">
            <text:p>377.547</text:p>
          </table:table-cell>
          <table:table-cell office:value-type="float" office:value="6.80484">
            <text:p>6.804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0.913">
            <text:p>700.913</text:p>
          </table:table-cell>
          <table:table-cell office:value-type="float" office:value="-112.644">
            <text:p>-112.644</text:p>
          </table:table-cell>
          <table:table-cell/>
          <table:table-cell office:value-type="float" office:value="15">
            <text:p>15</text:p>
          </table:table-cell>
          <table:table-cell office:value-type="float" office:value="403.543">
            <text:p>403.543</text:p>
          </table:table-cell>
          <table:table-cell office:value-type="float" office:value="7.25861">
            <text:p>7.2586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6.909">
            <text:p>726.909</text:p>
          </table:table-cell>
          <table:table-cell office:value-type="float" office:value="-112.19">
            <text:p>-112.19</text:p>
          </table:table-cell>
          <table:table-cell/>
          <table:table-cell office:value-type="float" office:value="16">
            <text:p>16</text:p>
          </table:table-cell>
          <table:table-cell office:value-type="float" office:value="430.539">
            <text:p>430.539</text:p>
          </table:table-cell>
          <table:table-cell office:value-type="float" office:value="7.72982">
            <text:p>7.7298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3.905">
            <text:p>753.905</text:p>
          </table:table-cell>
          <table:table-cell office:value-type="float" office:value="-111.719">
            <text:p>-111.719</text:p>
          </table:table-cell>
          <table:table-cell/>
          <table:table-cell office:value-type="float" office:value="17">
            <text:p>17</text:p>
          </table:table-cell>
          <table:table-cell office:value-type="float" office:value="456.535">
            <text:p>456.535</text:p>
          </table:table-cell>
          <table:table-cell office:value-type="float" office:value="8.18358">
            <text:p>8.1835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79.901">
            <text:p>779.901</text:p>
          </table:table-cell>
          <table:table-cell office:value-type="float" office:value="-111.265">
            <text:p>-111.265</text:p>
          </table:table-cell>
          <table:table-cell/>
          <table:table-cell office:value-type="float" office:value="18">
            <text:p>18</text:p>
          </table:table-cell>
          <table:table-cell office:value-type="float" office:value="483.531">
            <text:p>483.531</text:p>
          </table:table-cell>
          <table:table-cell office:value-type="float" office:value="8.6548">
            <text:p>8.654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06.897">
            <text:p>806.897</text:p>
          </table:table-cell>
          <table:table-cell office:value-type="float" office:value="-110.794">
            <text:p>-110.794</text:p>
          </table:table-cell>
          <table:table-cell/>
          <table:table-cell office:value-type="float" office:value="19">
            <text:p>19</text:p>
          </table:table-cell>
          <table:table-cell office:value-type="float" office:value="509.527">
            <text:p>509.527</text:p>
          </table:table-cell>
          <table:table-cell office:value-type="float" office:value="9.10856">
            <text:p>9.1085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32.893">
            <text:p>832.893</text:p>
          </table:table-cell>
          <table:table-cell office:value-type="float" office:value="-110.34">
            <text:p>-110.34</text:p>
          </table:table-cell>
          <table:table-cell/>
          <table:table-cell office:value-type="float" office:value="20">
            <text:p>20</text:p>
          </table:table-cell>
          <table:table-cell office:value-type="float" office:value="536.523">
            <text:p>536.523</text:p>
          </table:table-cell>
          <table:table-cell office:value-type="float" office:value="9.57978">
            <text:p>9.5797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59.889">
            <text:p>859.889</text:p>
          </table:table-cell>
          <table:table-cell office:value-type="float" office:value="-109.869">
            <text:p>-109.869</text:p>
          </table:table-cell>
          <table:table-cell/>
          <table:table-cell office:value-type="float" office:value="21">
            <text:p>21</text:p>
          </table:table-cell>
          <table:table-cell office:value-type="float" office:value="562.519">
            <text:p>562.519</text:p>
          </table:table-cell>
          <table:table-cell office:value-type="float" office:value="10.0335">
            <text:p>10.033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5.885">
            <text:p>885.885</text:p>
          </table:table-cell>
          <table:table-cell office:value-type="float" office:value="-109.416">
            <text:p>-109.416</text:p>
          </table:table-cell>
          <table:table-cell/>
          <table:table-cell office:value-type="float" office:value="22">
            <text:p>22</text:p>
          </table:table-cell>
          <table:table-cell office:value-type="float" office:value="589.515">
            <text:p>589.515</text:p>
          </table:table-cell>
          <table:table-cell office:value-type="float" office:value="10.5048">
            <text:p>10.504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12.881">
            <text:p>912.881</text:p>
          </table:table-cell>
          <table:table-cell office:value-type="float" office:value="-108.944">
            <text:p>-108.944</text:p>
          </table:table-cell>
          <table:table-cell/>
          <table:table-cell office:value-type="float" office:value="23">
            <text:p>23</text:p>
          </table:table-cell>
          <table:table-cell office:value-type="float" office:value="615.511">
            <text:p>615.511</text:p>
          </table:table-cell>
          <table:table-cell office:value-type="float" office:value="10.9585">
            <text:p>10.958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29.96">
            <text:p>929.96</text:p>
          </table:table-cell>
          <table:table-cell office:value-type="float" office:value="-99.574">
            <text:p>-99.574</text:p>
          </table:table-cell>
          <table:table-cell/>
          <table:table-cell office:value-type="float" office:value="24">
            <text:p>24</text:p>
          </table:table-cell>
          <table:table-cell office:value-type="float" office:value="642.507">
            <text:p>642.507</text:p>
          </table:table-cell>
          <table:table-cell office:value-type="float" office:value="11.4297">
            <text:p>11.429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65.873">
            <text:p>965.873</text:p>
          </table:table-cell>
          <table:table-cell office:value-type="float" office:value="-108.019">
            <text:p>-108.019</text:p>
          </table:table-cell>
          <table:table-cell/>
          <table:table-cell office:value-type="float" office:value="25">
            <text:p>25</text:p>
          </table:table-cell>
          <table:table-cell office:value-type="float" office:value="668.503">
            <text:p>668.503</text:p>
          </table:table-cell>
          <table:table-cell office:value-type="float" office:value="11.8835">
            <text:p>11.88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91.869">
            <text:p>991.869</text:p>
          </table:table-cell>
          <table:table-cell office:value-type="float" office:value="-107.566">
            <text:p>-107.566</text:p>
          </table:table-cell>
          <table:table-cell/>
          <table:table-cell office:value-type="float" office:value="26">
            <text:p>26</text:p>
          </table:table-cell>
          <table:table-cell office:value-type="float" office:value="695.499">
            <text:p>695.499</text:p>
          </table:table-cell>
          <table:table-cell office:value-type="float" office:value="12.3547">
            <text:p>12.354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18.86">
            <text:p>1018.86</text:p>
          </table:table-cell>
          <table:table-cell office:value-type="float" office:value="-107.094">
            <text:p>-107.094</text:p>
          </table:table-cell>
          <table:table-cell/>
          <table:table-cell office:value-type="float" office:value="27">
            <text:p>27</text:p>
          </table:table-cell>
          <table:table-cell office:value-type="float" office:value="721.495">
            <text:p>721.495</text:p>
          </table:table-cell>
          <table:table-cell office:value-type="float" office:value="12.8085">
            <text:p>12.808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35.94">
            <text:p>1035.94</text:p>
          </table:table-cell>
          <table:table-cell office:value-type="float" office:value="-97.724">
            <text:p>-97.724</text:p>
          </table:table-cell>
          <table:table-cell/>
          <table:table-cell office:value-type="float" office:value="28">
            <text:p>28</text:p>
          </table:table-cell>
          <table:table-cell office:value-type="float" office:value="748.491">
            <text:p>748.491</text:p>
          </table:table-cell>
          <table:table-cell office:value-type="float" office:value="13.2797">
            <text:p>13.279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67.4">
            <text:p>1067.4</text:p>
          </table:table-cell>
          <table:table-cell office:value-type="float" office:value="-101.711">
            <text:p>-101.711</text:p>
          </table:table-cell>
          <table:table-cell/>
          <table:table-cell office:value-type="float" office:value="29">
            <text:p>29</text:p>
          </table:table-cell>
          <table:table-cell office:value-type="float" office:value="774.487">
            <text:p>774.487</text:p>
          </table:table-cell>
          <table:table-cell office:value-type="float" office:value="13.7335">
            <text:p>13.73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88.94">
            <text:p>1088.94</text:p>
          </table:table-cell>
          <table:table-cell office:value-type="float" office:value="-96.799">
            <text:p>-96.799</text:p>
          </table:table-cell>
          <table:table-cell/>
          <table:table-cell office:value-type="float" office:value="30">
            <text:p>30</text:p>
          </table:table-cell>
          <table:table-cell office:value-type="float" office:value="801.483">
            <text:p>801.483</text:p>
          </table:table-cell>
          <table:table-cell office:value-type="float" office:value="14.2047">
            <text:p>14.204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11.47">
            <text:p>1111.47</text:p>
          </table:table-cell>
          <table:table-cell office:value-type="float" office:value="-91.8695">
            <text:p>-91.8695</text:p>
          </table:table-cell>
          <table:table-cell/>
          <table:table-cell office:value-type="float" office:value="31">
            <text:p>31</text:p>
          </table:table-cell>
          <table:table-cell office:value-type="float" office:value="827.479">
            <text:p>827.479</text:p>
          </table:table-cell>
          <table:table-cell office:value-type="float" office:value="14.6584">
            <text:p>14.658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46.36">
            <text:p>1146.36</text:p>
          </table:table-cell>
          <table:table-cell office:value-type="float" office:value="-100.768">
            <text:p>-100.768</text:p>
          </table:table-cell>
          <table:table-cell/>
          <table:table-cell office:value-type="float" office:value="32">
            <text:p>32</text:p>
          </table:table-cell>
          <table:table-cell office:value-type="float" office:value="854.475">
            <text:p>854.475</text:p>
          </table:table-cell>
          <table:table-cell office:value-type="float" office:value="15.1296">
            <text:p>15.129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64.73">
            <text:p>1164.73</text:p>
          </table:table-cell>
          <table:table-cell office:value-type="float" office:value="-93.5064">
            <text:p>-93.5064</text:p>
          </table:table-cell>
          <table:table-cell/>
          <table:table-cell office:value-type="float" office:value="33">
            <text:p>33</text:p>
          </table:table-cell>
          <table:table-cell office:value-type="float" office:value="880.442">
            <text:p>880.442</text:p>
          </table:table-cell>
          <table:table-cell office:value-type="float" office:value="15.1481">
            <text:p>15.14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23.988">
            <text:p>923.988</text:p>
          </table:table-cell>
          <table:table-cell office:value-type="float" office:value="186.684">
            <text:p>186.684</text:p>
          </table:table-cell>
          <table:table-cell/>
          <table:table-cell office:value-type="float" office:value="34">
            <text:p>34</text:p>
          </table:table-cell>
          <table:table-cell office:value-type="float" office:value="903.271">
            <text:p>903.271</text:p>
          </table:table-cell>
          <table:table-cell office:value-type="float" office:value="17.9511">
            <text:p>17.95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08.27">
            <text:p>1308.27</text:p>
          </table:table-cell>
          <table:table-cell office:value-type="float" office:value="215.446">
            <text:p>215.446</text:p>
          </table:table-cell>
          <table:table-cell/>
          <table:table-cell office:value-type="float" office:value="35">
            <text:p>35</text:p>
          </table:table-cell>
          <table:table-cell office:value-type="float" office:value="903.271">
            <text:p>903.271</text:p>
          </table:table-cell>
          <table:table-cell office:value-type="float" office:value="17.9511">
            <text:p>17.95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08.06">
            <text:p>1308.06</text:p>
          </table:table-cell>
          <table:table-cell office:value-type="float" office:value="215.447">
            <text:p>215.447</text:p>
          </table:table-cell>
          <table:table-cell/>
          <table:table-cell office:value-type="float" office:value="36">
            <text:p>36</text:p>
          </table:table-cell>
          <table:table-cell office:value-type="float" office:value="906.881">
            <text:p>906.881</text:p>
          </table:table-cell>
          <table:table-cell office:value-type="float" office:value="19.4048">
            <text:p>19.404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75.26">
            <text:p>1175.26</text:p>
          </table:table-cell>
          <table:table-cell office:value-type="float" office:value="187.747">
            <text:p>187.747</text:p>
          </table:table-cell>
          <table:table-cell/>
          <table:table-cell office:value-type="float" office:value="37">
            <text:p>37</text:p>
          </table:table-cell>
          <table:table-cell office:value-type="float" office:value="906.674">
            <text:p>906.674</text:p>
          </table:table-cell>
          <table:table-cell office:value-type="float" office:value="19.4063">
            <text:p>19.406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49.46">
            <text:p>1149.46</text:p>
          </table:table-cell>
          <table:table-cell office:value-type="float" office:value="204.347">
            <text:p>204.347</text:p>
          </table:table-cell>
          <table:table-cell/>
          <table:table-cell office:value-type="float" office:value="38">
            <text:p>38</text:p>
          </table:table-cell>
          <table:table-cell office:value-type="float" office:value="903.241">
            <text:p>903.241</text:p>
          </table:table-cell>
          <table:table-cell office:value-type="float" office:value="19.9031">
            <text:p>19.903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72.75">
            <text:p>1172.75</text:p>
          </table:table-cell>
          <table:table-cell office:value-type="float" office:value="210.772">
            <text:p>210.772</text:p>
          </table:table-cell>
          <table:table-cell/>
          <table:table-cell office:value-type="float" office:value="39">
            <text:p>39</text:p>
          </table:table-cell>
          <table:table-cell office:value-type="float" office:value="902.089">
            <text:p>902.089</text:p>
          </table:table-cell>
          <table:table-cell office:value-type="float" office:value="41.873">
            <text:p>41.87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48.98">
            <text:p>1148.98</text:p>
          </table:table-cell>
          <table:table-cell office:value-type="float" office:value="230.386">
            <text:p>230.386</text:p>
          </table:table-cell>
          <table:table-cell/>
          <table:table-cell office:value-type="float" office:value="40">
            <text:p>40</text:p>
          </table:table-cell>
          <table:table-cell office:value-type="float" office:value="900.73">
            <text:p>900.73</text:p>
          </table:table-cell>
          <table:table-cell office:value-type="float" office:value="42.9272">
            <text:p>42.927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49.89">
            <text:p>1149.89</text:p>
          </table:table-cell>
          <table:table-cell office:value-type="float" office:value="256.37">
            <text:p>256.37</text:p>
          </table:table-cell>
          <table:table-cell/>
          <table:table-cell office:value-type="float" office:value="41">
            <text:p>41</text:p>
          </table:table-cell>
          <table:table-cell office:value-type="float" office:value="901.603">
            <text:p>901.603</text:p>
          </table:table-cell>
          <table:table-cell office:value-type="float" office:value="67.912">
            <text:p>67.9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50.79">
            <text:p>1150.79</text:p>
          </table:table-cell>
          <table:table-cell office:value-type="float" office:value="282.354">
            <text:p>282.354</text:p>
          </table:table-cell>
          <table:table-cell/>
          <table:table-cell office:value-type="float" office:value="42">
            <text:p>42</text:p>
          </table:table-cell>
          <table:table-cell office:value-type="float" office:value="902.51">
            <text:p>902.51</text:p>
          </table:table-cell>
          <table:table-cell office:value-type="float" office:value="93.8961">
            <text:p>93.896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64.06">
            <text:p>1164.06</text:p>
          </table:table-cell>
          <table:table-cell office:value-type="float" office:value="312.023">
            <text:p>312.023</text:p>
          </table:table-cell>
          <table:table-cell/>
          <table:table-cell office:value-type="float" office:value="43">
            <text:p>43</text:p>
          </table:table-cell>
          <table:table-cell office:value-type="float" office:value="903.417">
            <text:p>903.417</text:p>
          </table:table-cell>
          <table:table-cell office:value-type="float" office:value="119.88">
            <text:p>119.8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52.68">
            <text:p>1152.68</text:p>
          </table:table-cell>
          <table:table-cell office:value-type="float" office:value="336.321">
            <text:p>336.321</text:p>
          </table:table-cell>
          <table:table-cell/>
          <table:table-cell office:value-type="float" office:value="44">
            <text:p>44</text:p>
          </table:table-cell>
          <table:table-cell office:value-type="float" office:value="904.36">
            <text:p>904.36</text:p>
          </table:table-cell>
          <table:table-cell office:value-type="float" office:value="146.864">
            <text:p>146.86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53.58">
            <text:p>1153.58</text:p>
          </table:table-cell>
          <table:table-cell office:value-type="float" office:value="362.305">
            <text:p>362.305</text:p>
          </table:table-cell>
          <table:table-cell/>
          <table:table-cell office:value-type="float" office:value="45">
            <text:p>45</text:p>
          </table:table-cell>
          <table:table-cell office:value-type="float" office:value="905.302">
            <text:p>905.302</text:p>
          </table:table-cell>
          <table:table-cell office:value-type="float" office:value="173.847">
            <text:p>173.84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54.49">
            <text:p>1154.49</text:p>
          </table:table-cell>
          <table:table-cell office:value-type="float" office:value="388.289">
            <text:p>388.289</text:p>
          </table:table-cell>
          <table:table-cell/>
          <table:table-cell office:value-type="float" office:value="46">
            <text:p>46</text:p>
          </table:table-cell>
          <table:table-cell office:value-type="float" office:value="906.209">
            <text:p>906.209</text:p>
          </table:table-cell>
          <table:table-cell office:value-type="float" office:value="199.832">
            <text:p>199.83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61.59">
            <text:p>1161.59</text:p>
          </table:table-cell>
          <table:table-cell office:value-type="float" office:value="416.616">
            <text:p>416.616</text:p>
          </table:table-cell>
          <table:table-cell/>
          <table:table-cell office:value-type="float" office:value="47">
            <text:p>47</text:p>
          </table:table-cell>
          <table:table-cell office:value-type="float" office:value="907.117">
            <text:p>907.117</text:p>
          </table:table-cell>
          <table:table-cell office:value-type="float" office:value="225.816">
            <text:p>225.8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44.02">
            <text:p>1144.02</text:p>
          </table:table-cell>
          <table:table-cell office:value-type="float" office:value="438.572">
            <text:p>438.572</text:p>
          </table:table-cell>
          <table:table-cell/>
          <table:table-cell office:value-type="float" office:value="48">
            <text:p>48</text:p>
          </table:table-cell>
          <table:table-cell office:value-type="float" office:value="908.059">
            <text:p>908.059</text:p>
          </table:table-cell>
          <table:table-cell office:value-type="float" office:value="252.799">
            <text:p>252.79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57.28">
            <text:p>1157.28</text:p>
          </table:table-cell>
          <table:table-cell office:value-type="float" office:value="468.241">
            <text:p>468.241</text:p>
          </table:table-cell>
          <table:table-cell/>
          <table:table-cell office:value-type="float" office:value="49">
            <text:p>49</text:p>
          </table:table-cell>
          <table:table-cell office:value-type="float" office:value="908.966">
            <text:p>908.966</text:p>
          </table:table-cell>
          <table:table-cell office:value-type="float" office:value="278.783">
            <text:p>278.7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45.87">
            <text:p>1145.87</text:p>
          </table:table-cell>
          <table:table-cell office:value-type="float" office:value="491.539">
            <text:p>491.539</text:p>
          </table:table-cell>
          <table:table-cell/>
          <table:table-cell office:value-type="float" office:value="50">
            <text:p>50</text:p>
          </table:table-cell>
          <table:table-cell office:value-type="float" office:value="909.909">
            <text:p>909.909</text:p>
          </table:table-cell>
          <table:table-cell office:value-type="float" office:value="305.767">
            <text:p>305.76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83.77">
            <text:p>1183.77</text:p>
          </table:table-cell>
          <table:table-cell office:value-type="float" office:value="526.579">
            <text:p>526.579</text:p>
          </table:table-cell>
          <table:table-cell/>
          <table:table-cell office:value-type="float" office:value="51">
            <text:p>51</text:p>
          </table:table-cell>
          <table:table-cell office:value-type="float" office:value="910.816">
            <text:p>910.816</text:p>
          </table:table-cell>
          <table:table-cell office:value-type="float" office:value="331.751">
            <text:p>331.7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84.68">
            <text:p>1184.68</text:p>
          </table:table-cell>
          <table:table-cell office:value-type="float" office:value="552.563">
            <text:p>552.563</text:p>
          </table:table-cell>
          <table:table-cell/>
          <table:table-cell office:value-type="float" office:value="52">
            <text:p>52</text:p>
          </table:table-cell>
          <table:table-cell office:value-type="float" office:value="911.758">
            <text:p>911.758</text:p>
          </table:table-cell>
          <table:table-cell office:value-type="float" office:value="358.735">
            <text:p>358.73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60.98">
            <text:p>1160.98</text:p>
          </table:table-cell>
          <table:table-cell office:value-type="float" office:value="574.176">
            <text:p>574.176</text:p>
          </table:table-cell>
          <table:table-cell/>
          <table:table-cell office:value-type="float" office:value="53">
            <text:p>53</text:p>
          </table:table-cell>
          <table:table-cell office:value-type="float" office:value="912.666">
            <text:p>912.666</text:p>
          </table:table-cell>
          <table:table-cell office:value-type="float" office:value="384.719">
            <text:p>384.71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55.73">
            <text:p>1155.73</text:p>
          </table:table-cell>
          <table:table-cell office:value-type="float" office:value="598.817">
            <text:p>598.817</text:p>
          </table:table-cell>
          <table:table-cell/>
          <table:table-cell office:value-type="float" office:value="54">
            <text:p>54</text:p>
          </table:table-cell>
          <table:table-cell office:value-type="float" office:value="913.608">
            <text:p>913.608</text:p>
          </table:table-cell>
          <table:table-cell office:value-type="float" office:value="411.702">
            <text:p>411.70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62.83">
            <text:p>1162.83</text:p>
          </table:table-cell>
          <table:table-cell office:value-type="float" office:value="627.144">
            <text:p>627.144</text:p>
          </table:table-cell>
          <table:table-cell/>
          <table:table-cell office:value-type="float" office:value="55">
            <text:p>55</text:p>
          </table:table-cell>
          <table:table-cell office:value-type="float" office:value="914.516">
            <text:p>914.516</text:p>
          </table:table-cell>
          <table:table-cell office:value-type="float" office:value="437.687">
            <text:p>437.68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63.74">
            <text:p>1163.74</text:p>
          </table:table-cell>
          <table:table-cell office:value-type="float" office:value="653.128">
            <text:p>653.128</text:p>
          </table:table-cell>
          <table:table-cell/>
          <table:table-cell office:value-type="float" office:value="56">
            <text:p>56</text:p>
          </table:table-cell>
          <table:table-cell office:value-type="float" office:value="915.458">
            <text:p>915.458</text:p>
          </table:table-cell>
          <table:table-cell office:value-type="float" office:value="464.67">
            <text:p>464.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16.24">
            <text:p>1116.24</text:p>
          </table:table-cell>
          <table:table-cell office:value-type="float" office:value="497.649">
            <text:p>497.649</text:p>
          </table:table-cell>
          <table:table-cell/>
          <table:table-cell office:value-type="float" office:value="57">
            <text:p>57</text:p>
          </table:table-cell>
          <table:table-cell office:value-type="float" office:value="916.365">
            <text:p>916.365</text:p>
          </table:table-cell>
          <table:table-cell office:value-type="float" office:value="490.654">
            <text:p>490.65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69.8">
            <text:p>769.8</text:p>
          </table:table-cell>
          <table:table-cell office:value-type="float" office:value="583.531">
            <text:p>583.531</text:p>
          </table:table-cell>
          <table:table-cell/>
          <table:table-cell office:value-type="float" office:value="58">
            <text:p>58</text:p>
          </table:table-cell>
          <table:table-cell office:value-type="float" office:value="946.346">
            <text:p>946.346</text:p>
          </table:table-cell>
          <table:table-cell office:value-type="float" office:value="491.716">
            <text:p>491.71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61.231">
            <text:p>761.231</text:p>
          </table:table-cell>
          <table:table-cell office:value-type="float" office:value="593.617">
            <text:p>593.617</text:p>
          </table:table-cell>
          <table:table-cell/>
          <table:table-cell office:value-type="float" office:value="59">
            <text:p>59</text:p>
          </table:table-cell>
          <table:table-cell office:value-type="float" office:value="971.282">
            <text:p>971.282</text:p>
          </table:table-cell>
          <table:table-cell office:value-type="float" office:value="491.764">
            <text:p>491.76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1.857">
            <text:p>751.857</text:p>
          </table:table-cell>
          <table:table-cell office:value-type="float" office:value="583.487">
            <text:p>583.487</text:p>
          </table:table-cell>
          <table:table-cell/>
          <table:table-cell office:value-type="float" office:value="60">
            <text:p>60</text:p>
          </table:table-cell>
          <table:table-cell office:value-type="float" office:value="970.283">
            <text:p>970.283</text:p>
          </table:table-cell>
          <table:table-cell office:value-type="float" office:value="491.764">
            <text:p>491.76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64.417">
            <text:p>664.417</text:p>
          </table:table-cell>
          <table:table-cell office:value-type="float" office:value="669.082">
            <text:p>669.082</text:p>
          </table:table-cell>
          <table:table-cell/>
          <table:table-cell office:value-type="float" office:value="61">
            <text:p>61</text:p>
          </table:table-cell>
          <table:table-cell office:value-type="float" office:value="953.339">
            <text:p>953.339</text:p>
          </table:table-cell>
          <table:table-cell office:value-type="float" office:value="491.72">
            <text:p>491.7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56.563">
            <text:p>656.563</text:p>
          </table:table-cell>
          <table:table-cell office:value-type="float" office:value="635.682">
            <text:p>635.682</text:p>
          </table:table-cell>
          <table:table-cell/>
          <table:table-cell office:value-type="float" office:value="62">
            <text:p>62</text:p>
          </table:table-cell>
          <table:table-cell office:value-type="float" office:value="934.021">
            <text:p>934.021</text:p>
          </table:table-cell>
          <table:table-cell office:value-type="float" office:value="486.543">
            <text:p>486.54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7.018">
            <text:p>627.018</text:p>
          </table:table-cell>
          <table:table-cell office:value-type="float" office:value="645.526">
            <text:p>645.526</text:p>
          </table:table-cell>
          <table:table-cell/>
          <table:table-cell office:value-type="float" office:value="63">
            <text:p>63</text:p>
          </table:table-cell>
          <table:table-cell office:value-type="float" office:value="907.244">
            <text:p>907.244</text:p>
          </table:table-cell>
          <table:table-cell office:value-type="float" office:value="478.357">
            <text:p>478.35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50.443">
            <text:p>550.443</text:p>
          </table:table-cell>
          <table:table-cell office:value-type="float" office:value="715.683">
            <text:p>715.683</text:p>
          </table:table-cell>
          <table:table-cell/>
          <table:table-cell office:value-type="float" office:value="64">
            <text:p>64</text:p>
          </table:table-cell>
          <table:table-cell office:value-type="float" office:value="885.268">
            <text:p>885.268</text:p>
          </table:table-cell>
          <table:table-cell office:value-type="float" office:value="478.115">
            <text:p>478.11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67.504">
            <text:p>567.504</text:p>
          </table:table-cell>
          <table:table-cell office:value-type="float" office:value="665.009">
            <text:p>665.009</text:p>
          </table:table-cell>
          <table:table-cell/>
          <table:table-cell office:value-type="float" office:value="65">
            <text:p>65</text:p>
          </table:table-cell>
          <table:table-cell office:value-type="float" office:value="861.677">
            <text:p>861.677</text:p>
          </table:table-cell>
          <table:table-cell office:value-type="float" office:value="477.673">
            <text:p>477.67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82.03">
            <text:p>482.03</text:p>
          </table:table-cell>
          <table:table-cell office:value-type="float" office:value="750.288">
            <text:p>750.288</text:p>
          </table:table-cell>
          <table:table-cell/>
          <table:table-cell office:value-type="float" office:value="66">
            <text:p>66</text:p>
          </table:table-cell>
          <table:table-cell office:value-type="float" office:value="840.892">
            <text:p>840.892</text:p>
          </table:table-cell>
          <table:table-cell office:value-type="float" office:value="477.427">
            <text:p>477.42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04.434">
            <text:p>504.434</text:p>
          </table:table-cell>
          <table:table-cell office:value-type="float" office:value="694.451">
            <text:p>694.451</text:p>
          </table:table-cell>
          <table:table-cell/>
          <table:table-cell office:value-type="float" office:value="67">
            <text:p>67</text:p>
          </table:table-cell>
          <table:table-cell office:value-type="float" office:value="819.755">
            <text:p>819.755</text:p>
          </table:table-cell>
          <table:table-cell office:value-type="float" office:value="476.978">
            <text:p>476.97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75.457">
            <text:p>475.457</text:p>
          </table:table-cell>
          <table:table-cell office:value-type="float" office:value="704.034">
            <text:p>704.034</text:p>
          </table:table-cell>
          <table:table-cell/>
          <table:table-cell office:value-type="float" office:value="68">
            <text:p>68</text:p>
          </table:table-cell>
          <table:table-cell office:value-type="float" office:value="800.529">
            <text:p>800.529</text:p>
          </table:table-cell>
          <table:table-cell office:value-type="float" office:value="476.612">
            <text:p>476.6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53.205">
            <text:p>453.205</text:p>
          </table:table-cell>
          <table:table-cell office:value-type="float" office:value="703.59">
            <text:p>703.59</text:p>
          </table:table-cell>
          <table:table-cell/>
          <table:table-cell office:value-type="float" office:value="69">
            <text:p>69</text:p>
          </table:table-cell>
          <table:table-cell office:value-type="float" office:value="779.122">
            <text:p>779.122</text:p>
          </table:table-cell>
          <table:table-cell office:value-type="float" office:value="476.109">
            <text:p>476.10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30.049">
            <text:p>430.049</text:p>
          </table:table-cell>
          <table:table-cell office:value-type="float" office:value="703.225">
            <text:p>703.225</text:p>
          </table:table-cell>
          <table:table-cell/>
          <table:table-cell office:value-type="float" office:value="70">
            <text:p>70</text:p>
          </table:table-cell>
          <table:table-cell office:value-type="float" office:value="756.869">
            <text:p>756.869</text:p>
          </table:table-cell>
          <table:table-cell office:value-type="float" office:value="475.666">
            <text:p>475.66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08.347">
            <text:p>508.347</text:p>
          </table:table-cell>
          <table:table-cell office:value-type="float" office:value="566.783">
            <text:p>566.783</text:p>
          </table:table-cell>
          <table:table-cell/>
          <table:table-cell office:value-type="float" office:value="71">
            <text:p>71</text:p>
          </table:table-cell>
          <table:table-cell office:value-type="float" office:value="733.713">
            <text:p>733.713</text:p>
          </table:table-cell>
          <table:table-cell office:value-type="float" office:value="475.3">
            <text:p>475.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80.157">
            <text:p>480.157</text:p>
          </table:table-cell>
          <table:table-cell office:value-type="float" office:value="571.543">
            <text:p>571.543</text:p>
          </table:table-cell>
          <table:table-cell/>
          <table:table-cell office:value-type="float" office:value="72">
            <text:p>72</text:p>
          </table:table-cell>
          <table:table-cell office:value-type="float" office:value="709.83">
            <text:p>709.83</text:p>
          </table:table-cell>
          <table:table-cell office:value-type="float" office:value="475.015">
            <text:p>475.01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57.599">
            <text:p>457.599</text:p>
          </table:table-cell>
          <table:table-cell office:value-type="float" office:value="571.386">
            <text:p>571.386</text:p>
          </table:table-cell>
          <table:table-cell/>
          <table:table-cell office:value-type="float" office:value="73">
            <text:p>73</text:p>
          </table:table-cell>
          <table:table-cell office:value-type="float" office:value="685.424">
            <text:p>685.424</text:p>
          </table:table-cell>
          <table:table-cell office:value-type="float" office:value="474.733">
            <text:p>474.73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55.945">
            <text:p>355.945</text:p>
          </table:table-cell>
          <table:table-cell office:value-type="float" office:value="676.988">
            <text:p>676.988</text:p>
          </table:table-cell>
          <table:table-cell/>
          <table:table-cell office:value-type="float" office:value="74">
            <text:p>74</text:p>
          </table:table-cell>
          <table:table-cell office:value-type="float" office:value="662.866">
            <text:p>662.866</text:p>
          </table:table-cell>
          <table:table-cell office:value-type="float" office:value="474.575">
            <text:p>474.57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37.432">
            <text:p>337.432</text:p>
          </table:table-cell>
          <table:table-cell office:value-type="float" office:value="671.745">
            <text:p>671.745</text:p>
          </table:table-cell>
          <table:table-cell/>
          <table:table-cell office:value-type="float" office:value="75">
            <text:p>75</text:p>
          </table:table-cell>
          <table:table-cell office:value-type="float" office:value="640.687">
            <text:p>640.687</text:p>
          </table:table-cell>
          <table:table-cell office:value-type="float" office:value="474.278">
            <text:p>474.27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77.762">
            <text:p>377.762</text:p>
          </table:table-cell>
          <table:table-cell office:value-type="float" office:value="585.748">
            <text:p>585.748</text:p>
          </table:table-cell>
          <table:table-cell/>
          <table:table-cell office:value-type="float" office:value="76">
            <text:p>76</text:p>
          </table:table-cell>
          <table:table-cell office:value-type="float" office:value="618.389">
            <text:p>618.389</text:p>
          </table:table-cell>
          <table:table-cell office:value-type="float" office:value="474.078">
            <text:p>474.07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68.408">
            <text:p>368.408</text:p>
          </table:table-cell>
          <table:table-cell office:value-type="float" office:value="565.318">
            <text:p>565.318</text:p>
          </table:table-cell>
          <table:table-cell/>
          <table:table-cell office:value-type="float" office:value="77">
            <text:p>77</text:p>
          </table:table-cell>
          <table:table-cell office:value-type="float" office:value="594.382">
            <text:p>594.382</text:p>
          </table:table-cell>
          <table:table-cell office:value-type="float" office:value="473.809">
            <text:p>473.80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39.206">
            <text:p>339.206</text:p>
          </table:table-cell>
          <table:table-cell office:value-type="float" office:value="575.221">
            <text:p>575.221</text:p>
          </table:table-cell>
          <table:table-cell/>
          <table:table-cell office:value-type="float" office:value="78">
            <text:p>78</text:p>
          </table:table-cell>
          <table:table-cell office:value-type="float" office:value="569.89">
            <text:p>569.89</text:p>
          </table:table-cell>
          <table:table-cell office:value-type="float" office:value="473.55">
            <text:p>473.5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30.089">
            <text:p>230.089</text:p>
          </table:table-cell>
          <table:table-cell office:value-type="float" office:value="690.889">
            <text:p>690.889</text:p>
          </table:table-cell>
          <table:table-cell/>
          <table:table-cell office:value-type="float" office:value="79">
            <text:p>79</text:p>
          </table:table-cell>
          <table:table-cell office:value-type="float" office:value="548.257">
            <text:p>548.257</text:p>
          </table:table-cell>
          <table:table-cell office:value-type="float" office:value="473.367">
            <text:p>473.3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.136">
            <text:p>220.136</text:p>
          </table:table-cell>
          <table:table-cell office:value-type="float" office:value="675.451">
            <text:p>675.451</text:p>
          </table:table-cell>
          <table:table-cell/>
          <table:table-cell office:value-type="float" office:value="80">
            <text:p>80</text:p>
          </table:table-cell>
          <table:table-cell office:value-type="float" office:value="526.185">
            <text:p>526.185</text:p>
          </table:table-cell>
          <table:table-cell office:value-type="float" office:value="473.051">
            <text:p>473.05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10.496">
            <text:p>210.496</text:p>
          </table:table-cell>
          <table:table-cell office:value-type="float" office:value="659.987">
            <text:p>659.987</text:p>
          </table:table-cell>
          <table:table-cell/>
          <table:table-cell office:value-type="float" office:value="81">
            <text:p>81</text:p>
          </table:table-cell>
          <table:table-cell office:value-type="float" office:value="504.878">
            <text:p>504.878</text:p>
          </table:table-cell>
          <table:table-cell office:value-type="float" office:value="472.741">
            <text:p>472.74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5.172">
            <text:p>255.172</text:p>
          </table:table-cell>
          <table:table-cell office:value-type="float" office:value="568.751">
            <text:p>568.751</text:p>
          </table:table-cell>
          <table:table-cell/>
          <table:table-cell office:value-type="float" office:value="82">
            <text:p>82</text:p>
          </table:table-cell>
          <table:table-cell office:value-type="float" office:value="483.885">
            <text:p>483.885</text:p>
          </table:table-cell>
          <table:table-cell office:value-type="float" office:value="472.405">
            <text:p>472.40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50.201">
            <text:p>150.201</text:p>
          </table:table-cell>
          <table:table-cell office:value-type="float" office:value="679.32">
            <text:p>679.32</text:p>
          </table:table-cell>
          <table:table-cell/>
          <table:table-cell office:value-type="float" office:value="83">
            <text:p>83</text:p>
          </table:table-cell>
          <table:table-cell office:value-type="float" office:value="460.438">
            <text:p>460.438</text:p>
          </table:table-cell>
          <table:table-cell office:value-type="float" office:value="471.941">
            <text:p>471.94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30.085">
            <text:p>130.085</text:p>
          </table:table-cell>
          <table:table-cell office:value-type="float" office:value="668.169">
            <text:p>668.169</text:p>
          </table:table-cell>
          <table:table-cell/>
          <table:table-cell office:value-type="float" office:value="84">
            <text:p>84</text:p>
          </table:table-cell>
          <table:table-cell office:value-type="float" office:value="438.728">
            <text:p>438.728</text:p>
          </table:table-cell>
          <table:table-cell office:value-type="float" office:value="471.567">
            <text:p>471.5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30.077">
            <text:p>130.077</text:p>
          </table:table-cell>
          <table:table-cell office:value-type="float" office:value="637.4">
            <text:p>637.4</text:p>
          </table:table-cell>
          <table:table-cell/>
          <table:table-cell office:value-type="float" office:value="85">
            <text:p>85</text:p>
          </table:table-cell>
          <table:table-cell office:value-type="float" office:value="418.612">
            <text:p>418.612</text:p>
          </table:table-cell>
          <table:table-cell office:value-type="float" office:value="460.416">
            <text:p>460.4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95.896">
            <text:p>395.896</text:p>
          </table:table-cell>
          <table:table-cell office:value-type="float" office:value="459.904">
            <text:p>459.904</text:p>
          </table:table-cell>
          <table:table-cell/>
          <table:table-cell office:value-type="float" office:value="86">
            <text:p>86</text:p>
          </table:table-cell>
          <table:table-cell office:value-type="float" office:value="395.896">
            <text:p>395.896</text:p>
          </table:table-cell>
          <table:table-cell office:value-type="float" office:value="459.904">
            <text:p>459.90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09:14:12</meta:creation-date>
    <dc:date>2014-06-16T10:08:54</dc:date>
    <meta:editing-duration>PT9M22S</meta:editing-duration>
    <meta:editing-cycles>1</meta:editing-cycles>
    <meta:document-statistic meta:table-count="3" meta:cell-count="522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2 0" chart:style-name="ch1">
        <chart:legend chart:legend-position="end" svg:x="14.455cm" svg:y="3.979cm" style:legend-expansion="high" chart:style-name="ch2"/>
        <chart:plot-area chart:style-name="ch3" table:cell-range-address="Sheet1.F1:Sheet1.G87 Sheet1.C1:Sheet1.C87" svg:x="0.77cm" svg:y="0.855cm" svg:width="13.046cm" svg:height="7.545cm">
          <chartooo:coordinate-region svg:x="1.868cm" svg:y="1.042cm" svg:width="11.523cm" svg:height="7.1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87" chart:class="chart:scatter">
            <chart:domain table:cell-range-address="Sheet1.F1:Sheet1.F87"/>
            <chart:data-point chart:repeated="87"/>
          </chart:series>
          <chart:series chart:style-name="ch7" chart:values-cell-range-address="Sheet1.C1:Sheet1.C87" chart:class="chart:scatter">
            <chart:domain table:cell-range-address="Sheet1.B1:Sheet1.B87"/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:Sheet1.F87</svg:desc>
                </draw:g>
              </table:table-cell>
              <table:table-cell office:value-type="float" office:value="0">
                <text:p>0</text:p>
                <draw:g>
                  <svg:desc>Sheet1.G1:Sheet1.G87</svg:desc>
                </draw:g>
              </table:table-cell>
              <table:table-cell office:value-type="float" office:value="318.026">
                <text:p>318.026</text:p>
                <draw:g>
                  <svg:desc>Sheet1.B1:Sheet1.B87</svg:desc>
                </draw:g>
              </table:table-cell>
              <table:table-cell office:value-type="float" office:value="-120.374">
                <text:p>-120.374</text:p>
                <draw:g>
                  <svg:desc>Sheet1.C1:Sheet1.C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6523">
                <text:p>47.6523</text:p>
              </table:table-cell>
              <table:table-cell office:value-type="float" office:value="0">
                <text:p>0</text:p>
              </table:table-cell>
              <table:table-cell office:value-type="float" office:value="542.509">
                <text:p>542.509</text:p>
              </table:table-cell>
              <table:table-cell office:value-type="float" office:value="-328.607">
                <text:p>-328.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5952">
                <text:p>62.5952</text:p>
              </table:table-cell>
              <table:table-cell office:value-type="float" office:value="1.30734">
                <text:p>1.30734</text:p>
              </table:table-cell>
              <table:table-cell office:value-type="float" office:value="357.965">
                <text:p>357.965</text:p>
              </table:table-cell>
              <table:table-cell office:value-type="float" office:value="-118.63">
                <text:p>-118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5914">
                <text:p>87.5914</text:p>
              </table:table-cell>
              <table:table-cell office:value-type="float" office:value="1.74365">
                <text:p>1.74365</text:p>
              </table:table-cell>
              <table:table-cell office:value-type="float" office:value="382.962">
                <text:p>382.962</text:p>
              </table:table-cell>
              <table:table-cell office:value-type="float" office:value="-118.194">
                <text:p>-118.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.588">
                <text:p>112.588</text:p>
              </table:table-cell>
              <table:table-cell office:value-type="float" office:value="2.17996">
                <text:p>2.17996</text:p>
              </table:table-cell>
              <table:table-cell office:value-type="float" office:value="408.958">
                <text:p>408.958</text:p>
              </table:table-cell>
              <table:table-cell office:value-type="float" office:value="-117.74">
                <text:p>-117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.584">
                <text:p>138.584</text:p>
              </table:table-cell>
              <table:table-cell office:value-type="float" office:value="2.63372">
                <text:p>2.63372</text:p>
              </table:table-cell>
              <table:table-cell office:value-type="float" office:value="435.954">
                <text:p>435.954</text:p>
              </table:table-cell>
              <table:table-cell office:value-type="float" office:value="-117.269">
                <text:p>-117.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.58">
                <text:p>165.58</text:p>
              </table:table-cell>
              <table:table-cell office:value-type="float" office:value="3.10493">
                <text:p>3.10493</text:p>
              </table:table-cell>
              <table:table-cell office:value-type="float" office:value="461.95">
                <text:p>461.95</text:p>
              </table:table-cell>
              <table:table-cell office:value-type="float" office:value="-116.815">
                <text:p>-116.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.576">
                <text:p>191.576</text:p>
              </table:table-cell>
              <table:table-cell office:value-type="float" office:value="3.5587">
                <text:p>3.5587</text:p>
              </table:table-cell>
              <table:table-cell office:value-type="float" office:value="488.946">
                <text:p>488.946</text:p>
              </table:table-cell>
              <table:table-cell office:value-type="float" office:value="-116.344">
                <text:p>-116.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.571">
                <text:p>218.571</text:p>
              </table:table-cell>
              <table:table-cell office:value-type="float" office:value="4.02991">
                <text:p>4.02991</text:p>
              </table:table-cell>
              <table:table-cell office:value-type="float" office:value="514.942">
                <text:p>514.942</text:p>
              </table:table-cell>
              <table:table-cell office:value-type="float" office:value="-115.89">
                <text:p>-115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.568">
                <text:p>244.568</text:p>
              </table:table-cell>
              <table:table-cell office:value-type="float" office:value="4.48367">
                <text:p>4.48367</text:p>
              </table:table-cell>
              <table:table-cell office:value-type="float" office:value="541.937">
                <text:p>541.937</text:p>
              </table:table-cell>
              <table:table-cell office:value-type="float" office:value="-115.419">
                <text:p>-115.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1.563">
                <text:p>271.563</text:p>
              </table:table-cell>
              <table:table-cell office:value-type="float" office:value="4.95489">
                <text:p>4.95489</text:p>
              </table:table-cell>
              <table:table-cell office:value-type="float" office:value="568.933">
                <text:p>568.933</text:p>
              </table:table-cell>
              <table:table-cell office:value-type="float" office:value="-114.948">
                <text:p>-114.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.559">
                <text:p>298.559</text:p>
              </table:table-cell>
              <table:table-cell office:value-type="float" office:value="5.4261">
                <text:p>5.4261</text:p>
              </table:table-cell>
              <table:table-cell office:value-type="float" office:value="594.929">
                <text:p>594.929</text:p>
              </table:table-cell>
              <table:table-cell office:value-type="float" office:value="-114.494">
                <text:p>-114.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4.555">
                <text:p>324.555</text:p>
              </table:table-cell>
              <table:table-cell office:value-type="float" office:value="5.87987">
                <text:p>5.87987</text:p>
              </table:table-cell>
              <table:table-cell office:value-type="float" office:value="620.925">
                <text:p>620.925</text:p>
              </table:table-cell>
              <table:table-cell office:value-type="float" office:value="-114.04">
                <text:p>-114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.551">
                <text:p>350.551</text:p>
              </table:table-cell>
              <table:table-cell office:value-type="float" office:value="6.33363">
                <text:p>6.33363</text:p>
              </table:table-cell>
              <table:table-cell office:value-type="float" office:value="647.921">
                <text:p>647.921</text:p>
              </table:table-cell>
              <table:table-cell office:value-type="float" office:value="-113.569">
                <text:p>-113.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.547">
                <text:p>377.547</text:p>
              </table:table-cell>
              <table:table-cell office:value-type="float" office:value="6.80484">
                <text:p>6.80484</text:p>
              </table:table-cell>
              <table:table-cell office:value-type="float" office:value="767.542">
                <text:p>767.542</text:p>
              </table:table-cell>
              <table:table-cell office:value-type="float" office:value="-206.74">
                <text:p>-206.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3.543">
                <text:p>403.543</text:p>
              </table:table-cell>
              <table:table-cell office:value-type="float" office:value="7.25861">
                <text:p>7.25861</text:p>
              </table:table-cell>
              <table:table-cell office:value-type="float" office:value="700.913">
                <text:p>700.913</text:p>
              </table:table-cell>
              <table:table-cell office:value-type="float" office:value="-112.644">
                <text:p>-112.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0.539">
                <text:p>430.539</text:p>
              </table:table-cell>
              <table:table-cell office:value-type="float" office:value="7.72982">
                <text:p>7.72982</text:p>
              </table:table-cell>
              <table:table-cell office:value-type="float" office:value="726.909">
                <text:p>726.909</text:p>
              </table:table-cell>
              <table:table-cell office:value-type="float" office:value="-112.19">
                <text:p>-112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6.535">
                <text:p>456.535</text:p>
              </table:table-cell>
              <table:table-cell office:value-type="float" office:value="8.18358">
                <text:p>8.18358</text:p>
              </table:table-cell>
              <table:table-cell office:value-type="float" office:value="753.905">
                <text:p>753.905</text:p>
              </table:table-cell>
              <table:table-cell office:value-type="float" office:value="-111.719">
                <text:p>-111.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3.531">
                <text:p>483.531</text:p>
              </table:table-cell>
              <table:table-cell office:value-type="float" office:value="8.6548">
                <text:p>8.6548</text:p>
              </table:table-cell>
              <table:table-cell office:value-type="float" office:value="779.901">
                <text:p>779.901</text:p>
              </table:table-cell>
              <table:table-cell office:value-type="float" office:value="-111.265">
                <text:p>-111.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9.527">
                <text:p>509.527</text:p>
              </table:table-cell>
              <table:table-cell office:value-type="float" office:value="9.10856">
                <text:p>9.10856</text:p>
              </table:table-cell>
              <table:table-cell office:value-type="float" office:value="806.897">
                <text:p>806.897</text:p>
              </table:table-cell>
              <table:table-cell office:value-type="float" office:value="-110.794">
                <text:p>-110.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6.523">
                <text:p>536.523</text:p>
              </table:table-cell>
              <table:table-cell office:value-type="float" office:value="9.57978">
                <text:p>9.57978</text:p>
              </table:table-cell>
              <table:table-cell office:value-type="float" office:value="832.893">
                <text:p>832.893</text:p>
              </table:table-cell>
              <table:table-cell office:value-type="float" office:value="-110.34">
                <text:p>-110.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2.519">
                <text:p>562.519</text:p>
              </table:table-cell>
              <table:table-cell office:value-type="float" office:value="10.0335">
                <text:p>10.0335</text:p>
              </table:table-cell>
              <table:table-cell office:value-type="float" office:value="859.889">
                <text:p>859.889</text:p>
              </table:table-cell>
              <table:table-cell office:value-type="float" office:value="-109.869">
                <text:p>-109.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9.515">
                <text:p>589.515</text:p>
              </table:table-cell>
              <table:table-cell office:value-type="float" office:value="10.5048">
                <text:p>10.5048</text:p>
              </table:table-cell>
              <table:table-cell office:value-type="float" office:value="885.885">
                <text:p>885.885</text:p>
              </table:table-cell>
              <table:table-cell office:value-type="float" office:value="-109.416">
                <text:p>-109.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5.511">
                <text:p>615.511</text:p>
              </table:table-cell>
              <table:table-cell office:value-type="float" office:value="10.9585">
                <text:p>10.9585</text:p>
              </table:table-cell>
              <table:table-cell office:value-type="float" office:value="912.881">
                <text:p>912.881</text:p>
              </table:table-cell>
              <table:table-cell office:value-type="float" office:value="-108.944">
                <text:p>-108.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2.507">
                <text:p>642.507</text:p>
              </table:table-cell>
              <table:table-cell office:value-type="float" office:value="11.4297">
                <text:p>11.4297</text:p>
              </table:table-cell>
              <table:table-cell office:value-type="float" office:value="929.96">
                <text:p>929.96</text:p>
              </table:table-cell>
              <table:table-cell office:value-type="float" office:value="-99.574">
                <text:p>-99.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8.503">
                <text:p>668.503</text:p>
              </table:table-cell>
              <table:table-cell office:value-type="float" office:value="11.8835">
                <text:p>11.8835</text:p>
              </table:table-cell>
              <table:table-cell office:value-type="float" office:value="965.873">
                <text:p>965.873</text:p>
              </table:table-cell>
              <table:table-cell office:value-type="float" office:value="-108.019">
                <text:p>-108.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5.499">
                <text:p>695.499</text:p>
              </table:table-cell>
              <table:table-cell office:value-type="float" office:value="12.3547">
                <text:p>12.3547</text:p>
              </table:table-cell>
              <table:table-cell office:value-type="float" office:value="991.869">
                <text:p>991.869</text:p>
              </table:table-cell>
              <table:table-cell office:value-type="float" office:value="-107.566">
                <text:p>-107.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1.495">
                <text:p>721.495</text:p>
              </table:table-cell>
              <table:table-cell office:value-type="float" office:value="12.8085">
                <text:p>12.8085</text:p>
              </table:table-cell>
              <table:table-cell office:value-type="float" office:value="1018.86">
                <text:p>1018.86</text:p>
              </table:table-cell>
              <table:table-cell office:value-type="float" office:value="-107.094">
                <text:p>-107.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8.491">
                <text:p>748.491</text:p>
              </table:table-cell>
              <table:table-cell office:value-type="float" office:value="13.2797">
                <text:p>13.2797</text:p>
              </table:table-cell>
              <table:table-cell office:value-type="float" office:value="1035.94">
                <text:p>1035.94</text:p>
              </table:table-cell>
              <table:table-cell office:value-type="float" office:value="-97.724">
                <text:p>-97.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4.487">
                <text:p>774.487</text:p>
              </table:table-cell>
              <table:table-cell office:value-type="float" office:value="13.7335">
                <text:p>13.7335</text:p>
              </table:table-cell>
              <table:table-cell office:value-type="float" office:value="1067.4">
                <text:p>1067.4</text:p>
              </table:table-cell>
              <table:table-cell office:value-type="float" office:value="-101.711">
                <text:p>-101.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1.483">
                <text:p>801.483</text:p>
              </table:table-cell>
              <table:table-cell office:value-type="float" office:value="14.2047">
                <text:p>14.2047</text:p>
              </table:table-cell>
              <table:table-cell office:value-type="float" office:value="1088.94">
                <text:p>1088.94</text:p>
              </table:table-cell>
              <table:table-cell office:value-type="float" office:value="-96.799">
                <text:p>-96.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7.479">
                <text:p>827.479</text:p>
              </table:table-cell>
              <table:table-cell office:value-type="float" office:value="14.6584">
                <text:p>14.6584</text:p>
              </table:table-cell>
              <table:table-cell office:value-type="float" office:value="1111.47">
                <text:p>1111.47</text:p>
              </table:table-cell>
              <table:table-cell office:value-type="float" office:value="-91.8695">
                <text:p>-91.86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4.475">
                <text:p>854.475</text:p>
              </table:table-cell>
              <table:table-cell office:value-type="float" office:value="15.1296">
                <text:p>15.1296</text:p>
              </table:table-cell>
              <table:table-cell office:value-type="float" office:value="1146.36">
                <text:p>1146.36</text:p>
              </table:table-cell>
              <table:table-cell office:value-type="float" office:value="-100.768">
                <text:p>-100.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80.442">
                <text:p>880.442</text:p>
              </table:table-cell>
              <table:table-cell office:value-type="float" office:value="15.1481">
                <text:p>15.1481</text:p>
              </table:table-cell>
              <table:table-cell office:value-type="float" office:value="1164.73">
                <text:p>1164.73</text:p>
              </table:table-cell>
              <table:table-cell office:value-type="float" office:value="-93.5064">
                <text:p>-93.50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3.271">
                <text:p>903.271</text:p>
              </table:table-cell>
              <table:table-cell office:value-type="float" office:value="17.9511">
                <text:p>17.9511</text:p>
              </table:table-cell>
              <table:table-cell office:value-type="float" office:value="923.988">
                <text:p>923.988</text:p>
              </table:table-cell>
              <table:table-cell office:value-type="float" office:value="186.684">
                <text:p>186.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3.271">
                <text:p>903.271</text:p>
              </table:table-cell>
              <table:table-cell office:value-type="float" office:value="17.9511">
                <text:p>17.9511</text:p>
              </table:table-cell>
              <table:table-cell office:value-type="float" office:value="1308.27">
                <text:p>1308.27</text:p>
              </table:table-cell>
              <table:table-cell office:value-type="float" office:value="215.446">
                <text:p>215.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6.881">
                <text:p>906.881</text:p>
              </table:table-cell>
              <table:table-cell office:value-type="float" office:value="19.4048">
                <text:p>19.4048</text:p>
              </table:table-cell>
              <table:table-cell office:value-type="float" office:value="1308.06">
                <text:p>1308.06</text:p>
              </table:table-cell>
              <table:table-cell office:value-type="float" office:value="215.447">
                <text:p>215.4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6.674">
                <text:p>906.674</text:p>
              </table:table-cell>
              <table:table-cell office:value-type="float" office:value="19.4063">
                <text:p>19.4063</text:p>
              </table:table-cell>
              <table:table-cell office:value-type="float" office:value="1175.26">
                <text:p>1175.26</text:p>
              </table:table-cell>
              <table:table-cell office:value-type="float" office:value="187.747">
                <text:p>187.7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3.241">
                <text:p>903.241</text:p>
              </table:table-cell>
              <table:table-cell office:value-type="float" office:value="19.9031">
                <text:p>19.9031</text:p>
              </table:table-cell>
              <table:table-cell office:value-type="float" office:value="1149.46">
                <text:p>1149.46</text:p>
              </table:table-cell>
              <table:table-cell office:value-type="float" office:value="204.347">
                <text:p>204.3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2.089">
                <text:p>902.089</text:p>
              </table:table-cell>
              <table:table-cell office:value-type="float" office:value="41.873">
                <text:p>41.873</text:p>
              </table:table-cell>
              <table:table-cell office:value-type="float" office:value="1172.75">
                <text:p>1172.75</text:p>
              </table:table-cell>
              <table:table-cell office:value-type="float" office:value="210.772">
                <text:p>210.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0.73">
                <text:p>900.73</text:p>
              </table:table-cell>
              <table:table-cell office:value-type="float" office:value="42.9272">
                <text:p>42.9272</text:p>
              </table:table-cell>
              <table:table-cell office:value-type="float" office:value="1148.98">
                <text:p>1148.98</text:p>
              </table:table-cell>
              <table:table-cell office:value-type="float" office:value="230.386">
                <text:p>230.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1.603">
                <text:p>901.603</text:p>
              </table:table-cell>
              <table:table-cell office:value-type="float" office:value="67.912">
                <text:p>67.912</text:p>
              </table:table-cell>
              <table:table-cell office:value-type="float" office:value="1149.89">
                <text:p>1149.89</text:p>
              </table:table-cell>
              <table:table-cell office:value-type="float" office:value="256.37">
                <text:p>256.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2.51">
                <text:p>902.51</text:p>
              </table:table-cell>
              <table:table-cell office:value-type="float" office:value="93.8961">
                <text:p>93.8961</text:p>
              </table:table-cell>
              <table:table-cell office:value-type="float" office:value="1150.79">
                <text:p>1150.79</text:p>
              </table:table-cell>
              <table:table-cell office:value-type="float" office:value="282.354">
                <text:p>282.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3.417">
                <text:p>903.417</text:p>
              </table:table-cell>
              <table:table-cell office:value-type="float" office:value="119.88">
                <text:p>119.88</text:p>
              </table:table-cell>
              <table:table-cell office:value-type="float" office:value="1164.06">
                <text:p>1164.06</text:p>
              </table:table-cell>
              <table:table-cell office:value-type="float" office:value="312.023">
                <text:p>312.0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4.36">
                <text:p>904.36</text:p>
              </table:table-cell>
              <table:table-cell office:value-type="float" office:value="146.864">
                <text:p>146.864</text:p>
              </table:table-cell>
              <table:table-cell office:value-type="float" office:value="1152.68">
                <text:p>1152.68</text:p>
              </table:table-cell>
              <table:table-cell office:value-type="float" office:value="336.321">
                <text:p>336.3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5.302">
                <text:p>905.302</text:p>
              </table:table-cell>
              <table:table-cell office:value-type="float" office:value="173.847">
                <text:p>173.847</text:p>
              </table:table-cell>
              <table:table-cell office:value-type="float" office:value="1153.58">
                <text:p>1153.58</text:p>
              </table:table-cell>
              <table:table-cell office:value-type="float" office:value="362.305">
                <text:p>362.3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6.209">
                <text:p>906.209</text:p>
              </table:table-cell>
              <table:table-cell office:value-type="float" office:value="199.832">
                <text:p>199.832</text:p>
              </table:table-cell>
              <table:table-cell office:value-type="float" office:value="1154.49">
                <text:p>1154.49</text:p>
              </table:table-cell>
              <table:table-cell office:value-type="float" office:value="388.289">
                <text:p>388.2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7.117">
                <text:p>907.117</text:p>
              </table:table-cell>
              <table:table-cell office:value-type="float" office:value="225.816">
                <text:p>225.816</text:p>
              </table:table-cell>
              <table:table-cell office:value-type="float" office:value="1161.59">
                <text:p>1161.59</text:p>
              </table:table-cell>
              <table:table-cell office:value-type="float" office:value="416.616">
                <text:p>416.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8.059">
                <text:p>908.059</text:p>
              </table:table-cell>
              <table:table-cell office:value-type="float" office:value="252.799">
                <text:p>252.799</text:p>
              </table:table-cell>
              <table:table-cell office:value-type="float" office:value="1144.02">
                <text:p>1144.02</text:p>
              </table:table-cell>
              <table:table-cell office:value-type="float" office:value="438.572">
                <text:p>438.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8.966">
                <text:p>908.966</text:p>
              </table:table-cell>
              <table:table-cell office:value-type="float" office:value="278.783">
                <text:p>278.783</text:p>
              </table:table-cell>
              <table:table-cell office:value-type="float" office:value="1157.28">
                <text:p>1157.28</text:p>
              </table:table-cell>
              <table:table-cell office:value-type="float" office:value="468.241">
                <text:p>468.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9.909">
                <text:p>909.909</text:p>
              </table:table-cell>
              <table:table-cell office:value-type="float" office:value="305.767">
                <text:p>305.767</text:p>
              </table:table-cell>
              <table:table-cell office:value-type="float" office:value="1145.87">
                <text:p>1145.87</text:p>
              </table:table-cell>
              <table:table-cell office:value-type="float" office:value="491.539">
                <text:p>491.5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0.816">
                <text:p>910.816</text:p>
              </table:table-cell>
              <table:table-cell office:value-type="float" office:value="331.751">
                <text:p>331.751</text:p>
              </table:table-cell>
              <table:table-cell office:value-type="float" office:value="1183.77">
                <text:p>1183.77</text:p>
              </table:table-cell>
              <table:table-cell office:value-type="float" office:value="526.579">
                <text:p>526.5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1.758">
                <text:p>911.758</text:p>
              </table:table-cell>
              <table:table-cell office:value-type="float" office:value="358.735">
                <text:p>358.735</text:p>
              </table:table-cell>
              <table:table-cell office:value-type="float" office:value="1184.68">
                <text:p>1184.68</text:p>
              </table:table-cell>
              <table:table-cell office:value-type="float" office:value="552.563">
                <text:p>552.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2.666">
                <text:p>912.666</text:p>
              </table:table-cell>
              <table:table-cell office:value-type="float" office:value="384.719">
                <text:p>384.719</text:p>
              </table:table-cell>
              <table:table-cell office:value-type="float" office:value="1160.98">
                <text:p>1160.98</text:p>
              </table:table-cell>
              <table:table-cell office:value-type="float" office:value="574.176">
                <text:p>574.1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3.608">
                <text:p>913.608</text:p>
              </table:table-cell>
              <table:table-cell office:value-type="float" office:value="411.702">
                <text:p>411.702</text:p>
              </table:table-cell>
              <table:table-cell office:value-type="float" office:value="1155.73">
                <text:p>1155.73</text:p>
              </table:table-cell>
              <table:table-cell office:value-type="float" office:value="598.817">
                <text:p>598.8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14.516">
                <text:p>914.516</text:p>
              </table:table-cell>
              <table:table-cell office:value-type="float" office:value="437.687">
                <text:p>437.687</text:p>
              </table:table-cell>
              <table:table-cell office:value-type="float" office:value="1162.83">
                <text:p>1162.83</text:p>
              </table:table-cell>
              <table:table-cell office:value-type="float" office:value="627.144">
                <text:p>627.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5.458">
                <text:p>915.458</text:p>
              </table:table-cell>
              <table:table-cell office:value-type="float" office:value="464.67">
                <text:p>464.67</text:p>
              </table:table-cell>
              <table:table-cell office:value-type="float" office:value="1163.74">
                <text:p>1163.74</text:p>
              </table:table-cell>
              <table:table-cell office:value-type="float" office:value="653.128">
                <text:p>653.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6.365">
                <text:p>916.365</text:p>
              </table:table-cell>
              <table:table-cell office:value-type="float" office:value="490.654">
                <text:p>490.654</text:p>
              </table:table-cell>
              <table:table-cell office:value-type="float" office:value="1116.24">
                <text:p>1116.24</text:p>
              </table:table-cell>
              <table:table-cell office:value-type="float" office:value="497.649">
                <text:p>497.6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6.346">
                <text:p>946.346</text:p>
              </table:table-cell>
              <table:table-cell office:value-type="float" office:value="491.716">
                <text:p>491.716</text:p>
              </table:table-cell>
              <table:table-cell office:value-type="float" office:value="769.8">
                <text:p>769.8</text:p>
              </table:table-cell>
              <table:table-cell office:value-type="float" office:value="583.531">
                <text:p>583.5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1.282">
                <text:p>971.282</text:p>
              </table:table-cell>
              <table:table-cell office:value-type="float" office:value="491.764">
                <text:p>491.764</text:p>
              </table:table-cell>
              <table:table-cell office:value-type="float" office:value="761.231">
                <text:p>761.231</text:p>
              </table:table-cell>
              <table:table-cell office:value-type="float" office:value="593.617">
                <text:p>593.6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0.283">
                <text:p>970.283</text:p>
              </table:table-cell>
              <table:table-cell office:value-type="float" office:value="491.764">
                <text:p>491.764</text:p>
              </table:table-cell>
              <table:table-cell office:value-type="float" office:value="751.857">
                <text:p>751.857</text:p>
              </table:table-cell>
              <table:table-cell office:value-type="float" office:value="583.487">
                <text:p>583.4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3.339">
                <text:p>953.339</text:p>
              </table:table-cell>
              <table:table-cell office:value-type="float" office:value="491.72">
                <text:p>491.72</text:p>
              </table:table-cell>
              <table:table-cell office:value-type="float" office:value="664.417">
                <text:p>664.417</text:p>
              </table:table-cell>
              <table:table-cell office:value-type="float" office:value="669.082">
                <text:p>669.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4.021">
                <text:p>934.021</text:p>
              </table:table-cell>
              <table:table-cell office:value-type="float" office:value="486.543">
                <text:p>486.543</text:p>
              </table:table-cell>
              <table:table-cell office:value-type="float" office:value="656.563">
                <text:p>656.563</text:p>
              </table:table-cell>
              <table:table-cell office:value-type="float" office:value="635.682">
                <text:p>635.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7.244">
                <text:p>907.244</text:p>
              </table:table-cell>
              <table:table-cell office:value-type="float" office:value="478.357">
                <text:p>478.357</text:p>
              </table:table-cell>
              <table:table-cell office:value-type="float" office:value="627.018">
                <text:p>627.018</text:p>
              </table:table-cell>
              <table:table-cell office:value-type="float" office:value="645.526">
                <text:p>645.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5.268">
                <text:p>885.268</text:p>
              </table:table-cell>
              <table:table-cell office:value-type="float" office:value="478.115">
                <text:p>478.115</text:p>
              </table:table-cell>
              <table:table-cell office:value-type="float" office:value="550.443">
                <text:p>550.443</text:p>
              </table:table-cell>
              <table:table-cell office:value-type="float" office:value="715.683">
                <text:p>715.6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1.677">
                <text:p>861.677</text:p>
              </table:table-cell>
              <table:table-cell office:value-type="float" office:value="477.673">
                <text:p>477.673</text:p>
              </table:table-cell>
              <table:table-cell office:value-type="float" office:value="567.504">
                <text:p>567.504</text:p>
              </table:table-cell>
              <table:table-cell office:value-type="float" office:value="665.009">
                <text:p>665.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40.892">
                <text:p>840.892</text:p>
              </table:table-cell>
              <table:table-cell office:value-type="float" office:value="477.427">
                <text:p>477.427</text:p>
              </table:table-cell>
              <table:table-cell office:value-type="float" office:value="482.03">
                <text:p>482.03</text:p>
              </table:table-cell>
              <table:table-cell office:value-type="float" office:value="750.288">
                <text:p>750.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9.755">
                <text:p>819.755</text:p>
              </table:table-cell>
              <table:table-cell office:value-type="float" office:value="476.978">
                <text:p>476.978</text:p>
              </table:table-cell>
              <table:table-cell office:value-type="float" office:value="504.434">
                <text:p>504.434</text:p>
              </table:table-cell>
              <table:table-cell office:value-type="float" office:value="694.451">
                <text:p>694.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0.529">
                <text:p>800.529</text:p>
              </table:table-cell>
              <table:table-cell office:value-type="float" office:value="476.612">
                <text:p>476.612</text:p>
              </table:table-cell>
              <table:table-cell office:value-type="float" office:value="475.457">
                <text:p>475.457</text:p>
              </table:table-cell>
              <table:table-cell office:value-type="float" office:value="704.034">
                <text:p>704.0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9.122">
                <text:p>779.122</text:p>
              </table:table-cell>
              <table:table-cell office:value-type="float" office:value="476.109">
                <text:p>476.109</text:p>
              </table:table-cell>
              <table:table-cell office:value-type="float" office:value="453.205">
                <text:p>453.205</text:p>
              </table:table-cell>
              <table:table-cell office:value-type="float" office:value="703.59">
                <text:p>703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6.869">
                <text:p>756.869</text:p>
              </table:table-cell>
              <table:table-cell office:value-type="float" office:value="475.666">
                <text:p>475.666</text:p>
              </table:table-cell>
              <table:table-cell office:value-type="float" office:value="430.049">
                <text:p>430.049</text:p>
              </table:table-cell>
              <table:table-cell office:value-type="float" office:value="703.225">
                <text:p>703.2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3.713">
                <text:p>733.713</text:p>
              </table:table-cell>
              <table:table-cell office:value-type="float" office:value="475.3">
                <text:p>475.3</text:p>
              </table:table-cell>
              <table:table-cell office:value-type="float" office:value="508.347">
                <text:p>508.347</text:p>
              </table:table-cell>
              <table:table-cell office:value-type="float" office:value="566.783">
                <text:p>566.7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9.83">
                <text:p>709.83</text:p>
              </table:table-cell>
              <table:table-cell office:value-type="float" office:value="475.015">
                <text:p>475.015</text:p>
              </table:table-cell>
              <table:table-cell office:value-type="float" office:value="480.157">
                <text:p>480.157</text:p>
              </table:table-cell>
              <table:table-cell office:value-type="float" office:value="571.543">
                <text:p>571.5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5.424">
                <text:p>685.424</text:p>
              </table:table-cell>
              <table:table-cell office:value-type="float" office:value="474.733">
                <text:p>474.733</text:p>
              </table:table-cell>
              <table:table-cell office:value-type="float" office:value="457.599">
                <text:p>457.599</text:p>
              </table:table-cell>
              <table:table-cell office:value-type="float" office:value="571.386">
                <text:p>571.3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2.866">
                <text:p>662.866</text:p>
              </table:table-cell>
              <table:table-cell office:value-type="float" office:value="474.575">
                <text:p>474.575</text:p>
              </table:table-cell>
              <table:table-cell office:value-type="float" office:value="355.945">
                <text:p>355.945</text:p>
              </table:table-cell>
              <table:table-cell office:value-type="float" office:value="676.988">
                <text:p>676.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0.687">
                <text:p>640.687</text:p>
              </table:table-cell>
              <table:table-cell office:value-type="float" office:value="474.278">
                <text:p>474.278</text:p>
              </table:table-cell>
              <table:table-cell office:value-type="float" office:value="337.432">
                <text:p>337.432</text:p>
              </table:table-cell>
              <table:table-cell office:value-type="float" office:value="671.745">
                <text:p>671.7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8.389">
                <text:p>618.389</text:p>
              </table:table-cell>
              <table:table-cell office:value-type="float" office:value="474.078">
                <text:p>474.078</text:p>
              </table:table-cell>
              <table:table-cell office:value-type="float" office:value="377.762">
                <text:p>377.762</text:p>
              </table:table-cell>
              <table:table-cell office:value-type="float" office:value="585.748">
                <text:p>585.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4.382">
                <text:p>594.382</text:p>
              </table:table-cell>
              <table:table-cell office:value-type="float" office:value="473.809">
                <text:p>473.809</text:p>
              </table:table-cell>
              <table:table-cell office:value-type="float" office:value="368.408">
                <text:p>368.408</text:p>
              </table:table-cell>
              <table:table-cell office:value-type="float" office:value="565.318">
                <text:p>565.3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9.89">
                <text:p>569.89</text:p>
              </table:table-cell>
              <table:table-cell office:value-type="float" office:value="473.55">
                <text:p>473.55</text:p>
              </table:table-cell>
              <table:table-cell office:value-type="float" office:value="339.206">
                <text:p>339.206</text:p>
              </table:table-cell>
              <table:table-cell office:value-type="float" office:value="575.221">
                <text:p>575.2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8.257">
                <text:p>548.257</text:p>
              </table:table-cell>
              <table:table-cell office:value-type="float" office:value="473.367">
                <text:p>473.367</text:p>
              </table:table-cell>
              <table:table-cell office:value-type="float" office:value="230.089">
                <text:p>230.089</text:p>
              </table:table-cell>
              <table:table-cell office:value-type="float" office:value="690.889">
                <text:p>690.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6.185">
                <text:p>526.185</text:p>
              </table:table-cell>
              <table:table-cell office:value-type="float" office:value="473.051">
                <text:p>473.051</text:p>
              </table:table-cell>
              <table:table-cell office:value-type="float" office:value="220.136">
                <text:p>220.136</text:p>
              </table:table-cell>
              <table:table-cell office:value-type="float" office:value="675.451">
                <text:p>675.4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4.878">
                <text:p>504.878</text:p>
              </table:table-cell>
              <table:table-cell office:value-type="float" office:value="472.741">
                <text:p>472.741</text:p>
              </table:table-cell>
              <table:table-cell office:value-type="float" office:value="210.496">
                <text:p>210.496</text:p>
              </table:table-cell>
              <table:table-cell office:value-type="float" office:value="659.987">
                <text:p>659.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3.885">
                <text:p>483.885</text:p>
              </table:table-cell>
              <table:table-cell office:value-type="float" office:value="472.405">
                <text:p>472.405</text:p>
              </table:table-cell>
              <table:table-cell office:value-type="float" office:value="255.172">
                <text:p>255.172</text:p>
              </table:table-cell>
              <table:table-cell office:value-type="float" office:value="568.751">
                <text:p>568.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0.438">
                <text:p>460.438</text:p>
              </table:table-cell>
              <table:table-cell office:value-type="float" office:value="471.941">
                <text:p>471.941</text:p>
              </table:table-cell>
              <table:table-cell office:value-type="float" office:value="150.201">
                <text:p>150.201</text:p>
              </table:table-cell>
              <table:table-cell office:value-type="float" office:value="679.32">
                <text:p>679.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8.728">
                <text:p>438.728</text:p>
              </table:table-cell>
              <table:table-cell office:value-type="float" office:value="471.567">
                <text:p>471.567</text:p>
              </table:table-cell>
              <table:table-cell office:value-type="float" office:value="130.085">
                <text:p>130.085</text:p>
              </table:table-cell>
              <table:table-cell office:value-type="float" office:value="668.169">
                <text:p>668.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8.612">
                <text:p>418.612</text:p>
              </table:table-cell>
              <table:table-cell office:value-type="float" office:value="460.416">
                <text:p>460.416</text:p>
              </table:table-cell>
              <table:table-cell office:value-type="float" office:value="130.077">
                <text:p>130.077</text:p>
              </table:table-cell>
              <table:table-cell office:value-type="float" office:value="637.4">
                <text:p>637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5.896">
                <text:p>395.896</text:p>
              </table:table-cell>
              <table:table-cell office:value-type="float" office:value="459.904">
                <text:p>459.904</text:p>
              </table:table-cell>
              <table:table-cell office:value-type="float" office:value="395.896">
                <text:p>395.896</text:p>
              </table:table-cell>
              <table:table-cell office:value-type="float" office:value="459.904">
                <text:p>459.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